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ummary_error_n0512" table:style-name="ta1">
        <table:shapes>
          <draw:frame draw:z-index="0" draw:style-name="gr1" draw:text-style-name="P1" svg:width="241.55mm" svg:height="136.82mm" svg:x="7.15mm" svg:y="106.68mm">
            <loext:p draw:notify-on-update-of-ranges="summary_error_n0512.A11:summary_error_n0512.A11 summary_error_n0512.B11:summary_error_n0512.F11 summary_error_n0512.A12:summary_error_n0512.A12 summary_error_n0512.B12:summary_error_n0512.F12 summary_error_n0512.A13:summary_error_n0512.A13 summary_error_n0512.B13:summary_error_n0512.F13 summary_error_n0512.A14:summary_error_n0512.A14 summary_error_n0512.B14:summary_error_n0512.F14 summary_error_n0512.A15:summary_error_n0512.A15 summary_error_n0512.B15:summary_error_n0512.F15 summary_error_n0512.A16:summary_error_n0512.A16 summary_error_n0512.B16:summary_error_n0512.F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1.96mm" svg:height="136.15mm" svg:x="278.77mm" svg:y="106.65mm">
            <loext:p draw:notify-on-update-of-ranges="summary_error_n0512.H11:summary_error_n0512.H11 summary_error_n0512.I11:summary_error_n0512.O11 summary_error_n0512.H12:summary_error_n0512.H12 summary_error_n0512.I12:summary_error_n0512.O12 summary_error_n0512.H13:summary_error_n0512.H13 summary_error_n0512.I13:summary_error_n0512.O13 summary_error_n0512.H14:summary_error_n0512.H14 summary_error_n0512.I14:summary_error_n0512.O14 summary_error_n0512.H15:summary_error_n0512.H15 summary_error_n0512.I15:summary_error_n0512.O15 summary_error_n0512.H16:summary_error_n0512.H16 summary_error_n0512.I16:summary_error_n0512.O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#TI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vs.</text:p>
          </table:table-cell>
          <table:table-cell office:value-type="string" calcext:value-type="string">
            <text:p>resolution</text:p>
          </table:table-cell>
          <table:table-cell table:style-name="ce2" office:value-type="string" calcext:value-type="string">
            <text:p>dT=5.0</text:p>
          </table:table-cell>
          <table:table-cell table:style-name="ce2" office:value-type="string" calcext:value-type="string">
            <text:p>RK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TX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WAVES simulation</text:p>
          </table:table-cell>
          <table:table-cell table:style-name="ce2" office:value-type="string" calcext:value-type="string">
            <text:p>DT=50.0</text:p>
          </table:table-cell>
          <table:table-cell table:style-name="ce2" office:value-type="string" calcext:value-type="string">
            <text:p>CFL=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TY</text:p>
          </table:table-cell>
          <table:table-cell office:value-type="string" calcext:value-type="string">
            <text:p>Resolu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\SimType</text:p>
          </table:table-cell>
          <table:table-cell table:style-name="ce1" office:value-type="string" calcext:value-type="string">
            <text:p>FD A-grid</text:p>
          </table:table-cell>
          <table:table-cell table:style-name="ce1" office:value-type="string" calcext:value-type="string">
            <text:p>FD C-grid</text:p>
          </table:table-cell>
          <table:table-cell table:style-name="ce1" office:value-type="string" calcext:value-type="string">
            <text:p>REXI FD M=128</text:p>
          </table:table-cell>
          <table:table-cell table:style-name="ce1" office:value-type="string" calcext:value-type="string">
            <text:p>REXI FD M=256</text:p>
          </table:table-cell>
          <table:table-cell table:style-name="ce1" office:value-type="string" calcext:value-type="string">
            <text:p>REXI FD M=16384</text:p>
          </table:table-cell>
          <table:table-cell table:style-name="ce1" office:value-type="string" calcext:value-type="string">
            <text:p>SPEC</text:p>
          </table:table-cell>
          <table:table-cell table:style-name="ce1" office:value-type="string" calcext:value-type="string">
            <text:p>REXI SPEC M=128</text:p>
          </table:table-cell>
          <table:table-cell table:style-name="ce1" office:value-type="string" calcext:value-type="string">
            <text:p>REXI SPEC M=256</text:p>
          </table:table-cell>
          <table:table-cell table:style-name="ce1" office:value-type="string" calcext:value-type="string">
            <text:p>REXI SPEC M=512</text:p>
          </table:table-cell>
          <table:table-cell table:style-name="ce1" office:value-type="string" calcext:value-type="string">
            <text:p>REXI SPEC M=1024</text:p>
          </table:table-cell>
          <table:table-cell table:style-name="ce1" office:value-type="string" calcext:value-type="string">
            <text:p>REXI SPEC M=4096</text:p>
          </table:table-cell>
          <table:table-cell table:style-name="ce1" office:value-type="string" calcext:value-type="string">
            <text:p>REXI SPEC M=16384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1702912427" calcext:value-type="float">
            <text:p>0.1517029124</text:p>
          </table:table-cell>
          <table:table-cell office:value-type="float" office:value="0.159285819919" calcext:value-type="float">
            <text:p>0.1592858199</text:p>
          </table:table-cell>
          <table:table-cell office:value-type="float" office:value="0.138050385611" calcext:value-type="float">
            <text:p>0.1380503856</text:p>
          </table:table-cell>
          <table:table-cell office:value-type="float" office:value="0.130117515792" calcext:value-type="float">
            <text:p>0.1301175158</text:p>
          </table:table-cell>
          <table:table-cell office:value-type="float" office:value="0.131558425507" calcext:value-type="float">
            <text:p>0.1315584255</text:p>
          </table:table-cell>
          <table:table-cell office:value-type="float" office:value="0.000934788296372" calcext:value-type="float">
            <text:p>0.0009347883</text:p>
          </table:table-cell>
          <table:table-cell office:value-type="float" office:value="0.137954176254" calcext:value-type="float">
            <text:p>0.1379541763</text:p>
          </table:table-cell>
          <table:table-cell office:value-type="float" office:value="0.0481813581998" calcext:value-type="float">
            <text:p>0.0481813582</text:p>
          </table:table-cell>
          <table:table-cell office:value-type="float" office:value="0.00622050271043" calcext:value-type="float">
            <text:p>0.0062205027</text:p>
          </table:table-cell>
          <table:table-cell office:value-type="float" office:value="0.000520888299303" calcext:value-type="float">
            <text:p>0.0005208883</text:p>
          </table:table-cell>
          <table:table-cell office:value-type="float" office:value="0.0000287954961438" calcext:value-type="float">
            <text:p>2.87954961438E-05</text:p>
          </table:table-cell>
          <table:table-cell office:value-type="float" office:value="0.000000634158231967" calcext:value-type="float">
            <text:p>6.34158231967E-07</text:p>
          </table:table-cell>
          <table:table-cell table:number-columns-repeated="10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28692662385" calcext:value-type="float">
            <text:p>0.1286926624</text:p>
          </table:table-cell>
          <table:table-cell office:value-type="float" office:value="0.111927254981" calcext:value-type="float">
            <text:p>0.111927255</text:p>
          </table:table-cell>
          <table:table-cell office:value-type="float" office:value="0.098245180609" calcext:value-type="float">
            <text:p>0.0982451806</text:p>
          </table:table-cell>
          <table:table-cell office:value-type="float" office:value="0.103790361234" calcext:value-type="float">
            <text:p>0.1037903612</text:p>
          </table:table-cell>
          <table:table-cell office:value-type="float" office:value="0.102911464725" calcext:value-type="float">
            <text:p>0.1029114647</text:p>
          </table:table-cell>
          <table:table-cell office:value-type="float" office:value="0.0000649408505397" calcext:value-type="float">
            <text:p>6.49408505397E-05</text:p>
          </table:table-cell>
          <table:table-cell office:value-type="float" office:value="0.137956245198" calcext:value-type="float">
            <text:p>0.1379562452</text:p>
          </table:table-cell>
          <table:table-cell office:value-type="float" office:value="0.0481756325169" calcext:value-type="float">
            <text:p>0.0481756325</text:p>
          </table:table-cell>
          <table:table-cell office:value-type="float" office:value="0.00622403249831" calcext:value-type="float">
            <text:p>0.0062240325</text:p>
          </table:table-cell>
          <table:table-cell office:value-type="float" office:value="0.000522412393107" calcext:value-type="float">
            <text:p>0.0005224124</text:p>
          </table:table-cell>
          <table:table-cell office:value-type="float" office:value="0.0000287931123637" calcext:value-type="float">
            <text:p>2.87931123637E-05</text:p>
          </table:table-cell>
          <table:table-cell office:value-type="float" office:value="0.000000634105457854" calcext:value-type="float">
            <text:p>6.34105457854E-07</text:p>
          </table:table-cell>
          <table:table-cell table:number-columns-repeated="10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11015972449" calcext:value-type="float">
            <text:p>0.1110159724</text:p>
          </table:table-cell>
          <table:table-cell office:value-type="float" office:value="0.0556372483151" calcext:value-type="float">
            <text:p>0.0556372483</text:p>
          </table:table-cell>
          <table:table-cell office:value-type="float" office:value="0.0586355231805" calcext:value-type="float">
            <text:p>0.0586355232</text:p>
          </table:table-cell>
          <table:table-cell office:value-type="float" office:value="0.0538490310771" calcext:value-type="float">
            <text:p>0.0538490311</text:p>
          </table:table-cell>
          <table:table-cell office:value-type="float" office:value="0.0545744502307" calcext:value-type="float">
            <text:p>0.0545744502</text:p>
          </table:table-cell>
          <table:table-cell office:value-type="float" office:value="0.0000147419481771" calcext:value-type="float">
            <text:p>1.47419481771E-05</text:p>
          </table:table-cell>
          <table:table-cell office:value-type="float" office:value="0.137956797068" calcext:value-type="float">
            <text:p>0.1379567971</text:p>
          </table:table-cell>
          <table:table-cell office:value-type="float" office:value="0.0481742046104" calcext:value-type="float">
            <text:p>0.0481742046</text:p>
          </table:table-cell>
          <table:table-cell office:value-type="float" office:value="0.00622492692353" calcext:value-type="float">
            <text:p>0.0062249269</text:p>
          </table:table-cell>
          <table:table-cell office:value-type="float" office:value="0.000523397226515" calcext:value-type="float">
            <text:p>0.0005233972</text:p>
          </table:table-cell>
          <table:table-cell office:value-type="float" office:value="0.0000288835006913" calcext:value-type="float">
            <text:p>2.88835006913E-05</text:p>
          </table:table-cell>
          <table:table-cell office:value-type="float" office:value="0.000000634092777202" calcext:value-type="float">
            <text:p>6.34092777202E-07</text:p>
          </table:table-cell>
          <table:table-cell table:number-columns-repeated="101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543488132934" calcext:value-type="float">
            <text:p>0.0543488133</text:p>
          </table:table-cell>
          <table:table-cell office:value-type="float" office:value="0.0166893452136" calcext:value-type="float">
            <text:p>0.0166893452</text:p>
          </table:table-cell>
          <table:table-cell office:value-type="float" office:value="0.0334405819308" calcext:value-type="float">
            <text:p>0.0334405819</text:p>
          </table:table-cell>
          <table:table-cell office:value-type="float" office:value="0.0157149890265" calcext:value-type="float">
            <text:p>0.015714989</text:p>
          </table:table-cell>
          <table:table-cell office:value-type="float" office:value="0.0163896756208" calcext:value-type="float">
            <text:p>0.0163896756</text:p>
          </table:table-cell>
          <table:table-cell office:value-type="float" office:value="0.00000725690047464" calcext:value-type="float">
            <text:p>7.25690047464E-06</text:p>
          </table:table-cell>
          <table:table-cell office:value-type="float" office:value="0.137956937339" calcext:value-type="float">
            <text:p>0.1379569373</text:p>
          </table:table-cell>
          <table:table-cell office:value-type="float" office:value="0.0481738486142" calcext:value-type="float">
            <text:p>0.0481738486</text:p>
          </table:table-cell>
          <table:table-cell office:value-type="float" office:value="0.00622515214764" calcext:value-type="float">
            <text:p>0.0062251521</text:p>
          </table:table-cell>
          <table:table-cell office:value-type="float" office:value="0.000523700274732" calcext:value-type="float">
            <text:p>0.0005237003</text:p>
          </table:table-cell>
          <table:table-cell office:value-type="float" office:value="0.0000296625247271" calcext:value-type="float">
            <text:p>2.96625247271E-05</text:p>
          </table:table-cell>
          <table:table-cell office:value-type="float" office:value="0.000000634090009292" calcext:value-type="float">
            <text:p>6.34090009292E-07</text:p>
          </table:table-cell>
          <table:table-cell table:number-columns-repeated="101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63107627002" calcext:value-type="float">
            <text:p>0.0163107627</text:p>
          </table:table-cell>
          <table:table-cell office:value-type="float" office:value="0.00428044679277" calcext:value-type="float">
            <text:p>0.0042804468</text:p>
          </table:table-cell>
          <table:table-cell office:value-type="float" office:value="0.0192906789712" calcext:value-type="float">
            <text:p>0.019290679</text:p>
          </table:table-cell>
          <table:table-cell office:value-type="float" office:value="0.00370307429149" calcext:value-type="float">
            <text:p>0.0037030743</text:p>
          </table:table-cell>
          <table:table-cell office:value-type="float" office:value="0.00421742513242" calcext:value-type="float">
            <text:p>0.0042174251</text:p>
          </table:table-cell>
          <table:table-cell office:value-type="float" office:value="0.00000355565426267" calcext:value-type="float">
            <text:p>3.55565426267E-06</text:p>
          </table:table-cell>
          <table:table-cell office:value-type="float" office:value="0.137956972557" calcext:value-type="float">
            <text:p>0.1379569726</text:p>
          </table:table-cell>
          <table:table-cell office:value-type="float" office:value="0.048173759698" calcext:value-type="float">
            <text:p>0.0481737597</text:p>
          </table:table-cell>
          <table:table-cell office:value-type="float" office:value="0.00622520864308" calcext:value-type="float">
            <text:p>0.0062252086</text:p>
          </table:table-cell>
          <table:table-cell office:value-type="float" office:value="0.000523780754762" calcext:value-type="float">
            <text:p>0.0005237808</text:p>
          </table:table-cell>
          <table:table-cell office:value-type="float" office:value="0.0000300381674254" calcext:value-type="float">
            <text:p>3.00381674254E-05</text:p>
          </table:table-cell>
          <table:table-cell office:value-type="float" office:value="0.000000673617399787" calcext:value-type="float">
            <text:p>6.73617399787E-0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N\SimType</text:p>
          </table:table-cell>
          <table:table-cell table:style-name="ce1" office:value-type="string" calcext:value-type="string">
            <text:p>FD A-grid</text:p>
          </table:table-cell>
          <table:table-cell table:style-name="ce1" office:value-type="string" calcext:value-type="string">
            <text:p>FD C-grid</text:p>
          </table:table-cell>
          <table:table-cell table:style-name="ce1" office:value-type="string" calcext:value-type="string">
            <text:p>REXI FD M=128</text:p>
          </table:table-cell>
          <table:table-cell table:style-name="ce1" office:value-type="string" calcext:value-type="string">
            <text:p>REXI FD M=256</text:p>
          </table:table-cell>
          <table:table-cell table:style-name="ce1" office:value-type="string" calcext:value-type="string">
            <text:p>REXI FD M=16384</text:p>
          </table:table-cell>
          <table:table-cell/>
          <table:table-cell table:style-name="ce1" office:value-type="string" calcext:value-type="string">
            <text:p>N\SimType</text:p>
          </table:table-cell>
          <table:table-cell table:style-name="ce1" office:value-type="string" calcext:value-type="string">
            <text:p>SPEC</text:p>
          </table:table-cell>
          <table:table-cell table:style-name="ce1" office:value-type="string" calcext:value-type="string">
            <text:p>REXI SPEC M=128</text:p>
          </table:table-cell>
          <table:table-cell table:style-name="ce1" office:value-type="string" calcext:value-type="string">
            <text:p>REXI SPEC M=256</text:p>
          </table:table-cell>
          <table:table-cell table:style-name="ce1" office:value-type="string" calcext:value-type="string">
            <text:p>REXI SPEC M=512</text:p>
          </table:table-cell>
          <table:table-cell table:style-name="ce1" office:value-type="string" calcext:value-type="string">
            <text:p>REXI SPEC M=1024</text:p>
          </table:table-cell>
          <table:table-cell table:style-name="ce1" office:value-type="string" calcext:value-type="string">
            <text:p>REXI SPEC M=4096</text:p>
          </table:table-cell>
          <table:table-cell table:style-name="ce1" office:value-type="string" calcext:value-type="string">
            <text:p>REXI SPEC M=16384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1702912427" calcext:value-type="float">
            <text:p>0.1517029124</text:p>
          </table:table-cell>
          <table:table-cell office:value-type="float" office:value="0.159285819919" calcext:value-type="float">
            <text:p>0.1592858199</text:p>
          </table:table-cell>
          <table:table-cell office:value-type="float" office:value="0.138050385611" calcext:value-type="float">
            <text:p>0.1380503856</text:p>
          </table:table-cell>
          <table:table-cell office:value-type="float" office:value="0.130117515792" calcext:value-type="float">
            <text:p>0.1301175158</text:p>
          </table:table-cell>
          <table:table-cell office:value-type="float" office:value="0.131558425507" calcext:value-type="float">
            <text:p>0.13155842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0934788296372" calcext:value-type="float">
            <text:p>0.0009347883</text:p>
          </table:table-cell>
          <table:table-cell office:value-type="float" office:value="0.137954176254" calcext:value-type="float">
            <text:p>0.1379541763</text:p>
          </table:table-cell>
          <table:table-cell office:value-type="float" office:value="0.0481813581998" calcext:value-type="float">
            <text:p>0.0481813582</text:p>
          </table:table-cell>
          <table:table-cell office:value-type="float" office:value="0.00622050271043" calcext:value-type="float">
            <text:p>0.0062205027</text:p>
          </table:table-cell>
          <table:table-cell office:value-type="float" office:value="0.000520888299303" calcext:value-type="float">
            <text:p>0.0005208883</text:p>
          </table:table-cell>
          <table:table-cell office:value-type="float" office:value="0.0000287954961438" calcext:value-type="float">
            <text:p>2.87954961438E-05</text:p>
          </table:table-cell>
          <table:table-cell office:value-type="float" office:value="0.000000634158231967" calcext:value-type="float">
            <text:p>6.34158231967E-07</text:p>
          </table:table-cell>
          <table:table-cell table:number-columns-repeated="100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28692662385" calcext:value-type="float">
            <text:p>0.1286926624</text:p>
          </table:table-cell>
          <table:table-cell office:value-type="float" office:value="0.111927254981" calcext:value-type="float">
            <text:p>0.111927255</text:p>
          </table:table-cell>
          <table:table-cell office:value-type="float" office:value="0.098245180609" calcext:value-type="float">
            <text:p>0.0982451806</text:p>
          </table:table-cell>
          <table:table-cell office:value-type="float" office:value="0.103790361234" calcext:value-type="float">
            <text:p>0.1037903612</text:p>
          </table:table-cell>
          <table:table-cell office:value-type="float" office:value="0.102911464725" calcext:value-type="float">
            <text:p>0.102911464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000649408505397" calcext:value-type="float">
            <text:p>6.49408505397E-05</text:p>
          </table:table-cell>
          <table:table-cell office:value-type="float" office:value="0.137956245198" calcext:value-type="float">
            <text:p>0.1379562452</text:p>
          </table:table-cell>
          <table:table-cell office:value-type="float" office:value="0.0481756325169" calcext:value-type="float">
            <text:p>0.0481756325</text:p>
          </table:table-cell>
          <table:table-cell office:value-type="float" office:value="0.00622403249831" calcext:value-type="float">
            <text:p>0.0062240325</text:p>
          </table:table-cell>
          <table:table-cell office:value-type="float" office:value="0.000522412393107" calcext:value-type="float">
            <text:p>0.0005224124</text:p>
          </table:table-cell>
          <table:table-cell office:value-type="float" office:value="0.0000287931123637" calcext:value-type="float">
            <text:p>2.87931123637E-05</text:p>
          </table:table-cell>
          <table:table-cell office:value-type="float" office:value="0.000000634105457854" calcext:value-type="float">
            <text:p>6.34105457854E-07</text:p>
          </table:table-cell>
          <table:table-cell table:number-columns-repeated="100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11015972449" calcext:value-type="float">
            <text:p>0.1110159724</text:p>
          </table:table-cell>
          <table:table-cell office:value-type="float" office:value="0.0556372483151" calcext:value-type="float">
            <text:p>0.0556372483</text:p>
          </table:table-cell>
          <table:table-cell office:value-type="float" office:value="0.0586355231805" calcext:value-type="float">
            <text:p>0.0586355232</text:p>
          </table:table-cell>
          <table:table-cell office:value-type="float" office:value="0.0538490310771" calcext:value-type="float">
            <text:p>0.0538490311</text:p>
          </table:table-cell>
          <table:table-cell office:value-type="float" office:value="0.0545744502307" calcext:value-type="float">
            <text:p>0.054574450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000147419481771" calcext:value-type="float">
            <text:p>1.47419481771E-05</text:p>
          </table:table-cell>
          <table:table-cell office:value-type="float" office:value="0.137956797068" calcext:value-type="float">
            <text:p>0.1379567971</text:p>
          </table:table-cell>
          <table:table-cell office:value-type="float" office:value="0.0481742046104" calcext:value-type="float">
            <text:p>0.0481742046</text:p>
          </table:table-cell>
          <table:table-cell office:value-type="float" office:value="0.00622492692353" calcext:value-type="float">
            <text:p>0.0062249269</text:p>
          </table:table-cell>
          <table:table-cell office:value-type="float" office:value="0.000523397226515" calcext:value-type="float">
            <text:p>0.0005233972</text:p>
          </table:table-cell>
          <table:table-cell office:value-type="float" office:value="0.0000288835006913" calcext:value-type="float">
            <text:p>2.88835006913E-05</text:p>
          </table:table-cell>
          <table:table-cell office:value-type="float" office:value="0.000000634092777202" calcext:value-type="float">
            <text:p>6.34092777202E-07</text:p>
          </table:table-cell>
          <table:table-cell table:number-columns-repeated="100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543488132934" calcext:value-type="float">
            <text:p>0.0543488133</text:p>
          </table:table-cell>
          <table:table-cell office:value-type="float" office:value="0.0166893452136" calcext:value-type="float">
            <text:p>0.0166893452</text:p>
          </table:table-cell>
          <table:table-cell office:value-type="float" office:value="0.0334405819308" calcext:value-type="float">
            <text:p>0.0334405819</text:p>
          </table:table-cell>
          <table:table-cell office:value-type="float" office:value="0.0157149890265" calcext:value-type="float">
            <text:p>0.015714989</text:p>
          </table:table-cell>
          <table:table-cell office:value-type="float" office:value="0.0163896756208" calcext:value-type="float">
            <text:p>0.016389675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00000725690047464" calcext:value-type="float">
            <text:p>7.25690047464E-06</text:p>
          </table:table-cell>
          <table:table-cell office:value-type="float" office:value="0.137956937339" calcext:value-type="float">
            <text:p>0.1379569373</text:p>
          </table:table-cell>
          <table:table-cell office:value-type="float" office:value="0.0481738486142" calcext:value-type="float">
            <text:p>0.0481738486</text:p>
          </table:table-cell>
          <table:table-cell office:value-type="float" office:value="0.00622515214764" calcext:value-type="float">
            <text:p>0.0062251521</text:p>
          </table:table-cell>
          <table:table-cell office:value-type="float" office:value="0.000523700274732" calcext:value-type="float">
            <text:p>0.0005237003</text:p>
          </table:table-cell>
          <table:table-cell office:value-type="float" office:value="0.0000296625247271" calcext:value-type="float">
            <text:p>2.96625247271E-05</text:p>
          </table:table-cell>
          <table:table-cell office:value-type="float" office:value="0.000000634090009292" calcext:value-type="float">
            <text:p>6.34090009292E-07</text:p>
          </table:table-cell>
          <table:table-cell table:number-columns-repeated="100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63107627002" calcext:value-type="float">
            <text:p>0.0163107627</text:p>
          </table:table-cell>
          <table:table-cell office:value-type="float" office:value="0.00428044679277" calcext:value-type="float">
            <text:p>0.0042804468</text:p>
          </table:table-cell>
          <table:table-cell office:value-type="float" office:value="0.0192906789712" calcext:value-type="float">
            <text:p>0.019290679</text:p>
          </table:table-cell>
          <table:table-cell office:value-type="float" office:value="0.00370307429149" calcext:value-type="float">
            <text:p>0.0037030743</text:p>
          </table:table-cell>
          <table:table-cell office:value-type="float" office:value="0.00421742513242" calcext:value-type="float">
            <text:p>0.0042174251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00000355565426267" calcext:value-type="float">
            <text:p>3.55565426267E-06</text:p>
          </table:table-cell>
          <table:table-cell office:value-type="float" office:value="0.137956972557" calcext:value-type="float">
            <text:p>0.1379569726</text:p>
          </table:table-cell>
          <table:table-cell office:value-type="float" office:value="0.048173759698" calcext:value-type="float">
            <text:p>0.0481737597</text:p>
          </table:table-cell>
          <table:table-cell office:value-type="float" office:value="0.00622520864308" calcext:value-type="float">
            <text:p>0.0062252086</text:p>
          </table:table-cell>
          <table:table-cell office:value-type="float" office:value="0.000523780754762" calcext:value-type="float">
            <text:p>0.0005237808</text:p>
          </table:table-cell>
          <table:table-cell office:value-type="float" office:value="0.0000300381674254" calcext:value-type="float">
            <text:p>3.00381674254E-05</text:p>
          </table:table-cell>
          <table:table-cell office:value-type="float" office:value="0.000000673617399787" calcext:value-type="float">
            <text:p>6.73617399787E-07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 style:data-style-name="N2" text:time-value="12:35:39.4891824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1T13:07:41.834403251</dc:date>
    <dc:creator>martin </dc:creator>
    <meta:editing-duration>PT56M47S</meta:editing-duration>
    <meta:editing-cycles>9</meta:editing-cycles>
    <meta:generator>LibreOffice/5.0.1.2$Linux_X86_64 LibreOffice_project/81898c9f5c0d43f3473ba111d7b351050be20261</meta:generator>
    <meta:document-statistic meta:table-count="1" meta:cell-count="17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true" chart:minimum="0.0000001" chart:maximum="0.25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156cm" svg:height="13.683cm" xlink:href=".." xlink:type="simple" chart:class="chart:bar" chart:style-name="ch1">
        <chart:legend chart:legend-position="end" svg:x="22.598cm" svg:y="5.281cm" style:legend-expansion="high" chart:style-name="ch2"/>
        <chart:plot-area chart:style-name="ch3" table:cell-range-address="summary_error_n0512.A11:summary_error_n0512.F16" chart:data-source-has-labels="both" svg:x="1.691cm" svg:y="0.273cm" svg:width="20.424cm" svg:height="13.137cm">
          <chartooo:coordinate-region svg:x="3.953cm" svg:y="0.273cm" svg:width="18.162cm" svg:height="10.007cm"/>
          <chart:axis chart:dimension="x" chart:name="primary-x" chart:style-name="ch4" chartooo:axis-type="auto">
            <chartooo:date-scale/>
            <chart:categories table:cell-range-address="summary_error_n0512.B11:summary_error_n0512.F11"/>
          </chart:axis>
          <chart:axis chart:dimension="y" chart:name="primary-y" chart:style-name="ch5">
            <chart:title svg:x="0.451cm" svg:y="8.835cm" chart:style-name="ch6">
              <text:p>RMS Error on height</text:p>
            </chart:title>
            <chart:grid chart:style-name="ch7" chart:class="major"/>
          </chart:axis>
          <chart:series chart:style-name="ch8" chart:values-cell-range-address="summary_error_n0512.B12:summary_error_n0512.F12" chart:label-cell-address="summary_error_n0512.A12:summary_error_n0512.A12" chart:class="chart:bar">
            <chart:data-point chart:repeated="5"/>
          </chart:series>
          <chart:series chart:style-name="ch9" chart:values-cell-range-address="summary_error_n0512.B13:summary_error_n0512.F13" chart:label-cell-address="summary_error_n0512.A13:summary_error_n0512.A13" chart:class="chart:bar">
            <chart:data-point chart:repeated="5"/>
          </chart:series>
          <chart:series chart:style-name="ch10" chart:values-cell-range-address="summary_error_n0512.B14:summary_error_n0512.F14" chart:label-cell-address="summary_error_n0512.A14:summary_error_n0512.A14" chart:class="chart:bar">
            <chart:data-point chart:repeated="5"/>
          </chart:series>
          <chart:series chart:style-name="ch11" chart:values-cell-range-address="summary_error_n0512.B15:summary_error_n0512.F15" chart:label-cell-address="summary_error_n0512.A15:summary_error_n0512.A15" chart:class="chart:bar">
            <chart:data-point chart:repeated="5"/>
          </chart:series>
          <chart:series chart:style-name="ch12" chart:values-cell-range-address="summary_error_n0512.B16:summary_error_n0512.F16" chart:label-cell-address="summary_error_n0512.A16:summary_error_n0512.A1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D A-grid</text:p>
                <draw:g>
                  <svg:desc>summary_error_n0512.B11:summary_error_n0512.F11</svg:desc>
                </draw:g>
              </table:table-cell>
              <table:table-cell office:value-type="string">
                <text:p>FD C-grid</text:p>
              </table:table-cell>
              <table:table-cell office:value-type="string">
                <text:p>REXI FD M=128</text:p>
              </table:table-cell>
              <table:table-cell office:value-type="string">
                <text:p>REXI FD M=256</text:p>
              </table:table-cell>
              <table:table-cell office:value-type="string">
                <text:p>REXI FD M=16384</text:p>
              </table:table-cell>
            </table:table-row>
          </table:table-header-rows>
          <table:table-rows>
            <table:table-row>
              <table:table-cell office:value-type="string">
                <text:p>16</text:p>
                <draw:g>
                  <svg:desc>summary_error_n0512.A12:summary_error_n0512.A12</svg:desc>
                </draw:g>
              </table:table-cell>
              <table:table-cell office:value-type="float" office:value="0.151702912427">
                <text:p>0.151702912427</text:p>
                <draw:g>
                  <svg:desc>summary_error_n0512.B12:summary_error_n0512.F12</svg:desc>
                </draw:g>
              </table:table-cell>
              <table:table-cell office:value-type="float" office:value="0.159285819919">
                <text:p>0.159285819919</text:p>
              </table:table-cell>
              <table:table-cell office:value-type="float" office:value="0.138050385611">
                <text:p>0.138050385611</text:p>
              </table:table-cell>
              <table:table-cell office:value-type="float" office:value="0.130117515792">
                <text:p>0.130117515792</text:p>
              </table:table-cell>
              <table:table-cell office:value-type="float" office:value="0.131558425507">
                <text:p>0.131558425507</text:p>
              </table:table-cell>
            </table:table-row>
            <table:table-row>
              <table:table-cell office:value-type="string">
                <text:p>32</text:p>
                <draw:g>
                  <svg:desc>summary_error_n0512.A13:summary_error_n0512.A13</svg:desc>
                </draw:g>
              </table:table-cell>
              <table:table-cell office:value-type="float" office:value="0.128692662385">
                <text:p>0.128692662385</text:p>
                <draw:g>
                  <svg:desc>summary_error_n0512.B13:summary_error_n0512.F13</svg:desc>
                </draw:g>
              </table:table-cell>
              <table:table-cell office:value-type="float" office:value="0.111927254981">
                <text:p>0.111927254981</text:p>
              </table:table-cell>
              <table:table-cell office:value-type="float" office:value="0.098245180609">
                <text:p>0.098245180609</text:p>
              </table:table-cell>
              <table:table-cell office:value-type="float" office:value="0.103790361234">
                <text:p>0.103790361234</text:p>
              </table:table-cell>
              <table:table-cell office:value-type="float" office:value="0.102911464725">
                <text:p>0.102911464725</text:p>
              </table:table-cell>
            </table:table-row>
            <table:table-row>
              <table:table-cell office:value-type="string">
                <text:p>64</text:p>
                <draw:g>
                  <svg:desc>summary_error_n0512.A14:summary_error_n0512.A14</svg:desc>
                </draw:g>
              </table:table-cell>
              <table:table-cell office:value-type="float" office:value="0.111015972449">
                <text:p>0.111015972449</text:p>
                <draw:g>
                  <svg:desc>summary_error_n0512.B14:summary_error_n0512.F14</svg:desc>
                </draw:g>
              </table:table-cell>
              <table:table-cell office:value-type="float" office:value="0.0556372483151">
                <text:p>0.0556372483151</text:p>
              </table:table-cell>
              <table:table-cell office:value-type="float" office:value="0.0586355231805">
                <text:p>0.0586355231805</text:p>
              </table:table-cell>
              <table:table-cell office:value-type="float" office:value="0.0538490310771">
                <text:p>0.0538490310771</text:p>
              </table:table-cell>
              <table:table-cell office:value-type="float" office:value="0.0545744502307">
                <text:p>0.0545744502307</text:p>
              </table:table-cell>
            </table:table-row>
            <table:table-row>
              <table:table-cell office:value-type="string">
                <text:p>128</text:p>
                <draw:g>
                  <svg:desc>summary_error_n0512.A15:summary_error_n0512.A15</svg:desc>
                </draw:g>
              </table:table-cell>
              <table:table-cell office:value-type="float" office:value="0.0543488132934">
                <text:p>0.0543488132934</text:p>
                <draw:g>
                  <svg:desc>summary_error_n0512.B15:summary_error_n0512.F15</svg:desc>
                </draw:g>
              </table:table-cell>
              <table:table-cell office:value-type="float" office:value="0.0166893452136">
                <text:p>0.0166893452136</text:p>
              </table:table-cell>
              <table:table-cell office:value-type="float" office:value="0.0334405819308">
                <text:p>0.0334405819308</text:p>
              </table:table-cell>
              <table:table-cell office:value-type="float" office:value="0.0157149890265">
                <text:p>0.0157149890265</text:p>
              </table:table-cell>
              <table:table-cell office:value-type="float" office:value="0.0163896756208">
                <text:p>0.0163896756208</text:p>
              </table:table-cell>
            </table:table-row>
            <table:table-row>
              <table:table-cell office:value-type="string">
                <text:p>256</text:p>
                <draw:g>
                  <svg:desc>summary_error_n0512.A16:summary_error_n0512.A16</svg:desc>
                </draw:g>
              </table:table-cell>
              <table:table-cell office:value-type="float" office:value="0.0163107627002">
                <text:p>0.0163107627002</text:p>
                <draw:g>
                  <svg:desc>summary_error_n0512.B16:summary_error_n0512.F16</svg:desc>
                </draw:g>
              </table:table-cell>
              <table:table-cell office:value-type="float" office:value="0.00428044679277">
                <text:p>0.00428044679277</text:p>
              </table:table-cell>
              <table:table-cell office:value-type="float" office:value="0.0192906789712">
                <text:p>0.0192906789712</text:p>
              </table:table-cell>
              <table:table-cell office:value-type="float" office:value="0.00370307429149">
                <text:p>0.00370307429149</text:p>
              </table:table-cell>
              <table:table-cell office:value-type="float" office:value="0.00421742513242">
                <text:p>0.00421742513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true" chart:minimum="0.0000001" chart:maximum="0.25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197cm" svg:height="13.616cm" xlink:href=".." xlink:type="simple" chart:class="chart:bar" chart:style-name="ch1">
        <chart:legend chart:legend-position="end" svg:x="21.639cm" svg:y="5.248cm" style:legend-expansion="high" chart:style-name="ch2"/>
        <chart:plot-area chart:style-name="ch3" table:cell-range-address="summary_error_n0512.H11:summary_error_n0512.O16" chart:data-source-has-labels="both" svg:x="1.671cm" svg:y="0.272cm" svg:width="19.505cm" svg:height="13.072cm">
          <chartooo:coordinate-region svg:x="3.933cm" svg:y="0.272cm" svg:width="17.243cm" svg:height="9.511cm"/>
          <chart:axis chart:dimension="x" chart:name="primary-x" chart:style-name="ch4" chartooo:axis-type="auto">
            <chartooo:date-scale/>
            <chart:categories table:cell-range-address="summary_error_n0512.I11:summary_error_n0512.O11"/>
          </chart:axis>
          <chart:axis chart:dimension="y" chart:name="primary-y" chart:style-name="ch5">
            <chart:title svg:x="0.451cm" svg:y="8.802cm" chart:style-name="ch6">
              <text:p>RMS Error on height</text:p>
            </chart:title>
            <chart:grid chart:style-name="ch7" chart:class="major"/>
          </chart:axis>
          <chart:series chart:style-name="ch8" chart:values-cell-range-address="summary_error_n0512.I12:summary_error_n0512.O12" chart:label-cell-address="summary_error_n0512.H12:summary_error_n0512.H12" chart:class="chart:bar">
            <chart:data-point chart:repeated="7"/>
          </chart:series>
          <chart:series chart:style-name="ch9" chart:values-cell-range-address="summary_error_n0512.I13:summary_error_n0512.O13" chart:label-cell-address="summary_error_n0512.H13:summary_error_n0512.H13" chart:class="chart:bar">
            <chart:data-point chart:repeated="7"/>
          </chart:series>
          <chart:series chart:style-name="ch10" chart:values-cell-range-address="summary_error_n0512.I14:summary_error_n0512.O14" chart:label-cell-address="summary_error_n0512.H14:summary_error_n0512.H14" chart:class="chart:bar">
            <chart:data-point chart:repeated="7"/>
          </chart:series>
          <chart:series chart:style-name="ch11" chart:values-cell-range-address="summary_error_n0512.I15:summary_error_n0512.O15" chart:label-cell-address="summary_error_n0512.H15:summary_error_n0512.H15" chart:class="chart:bar">
            <chart:data-point chart:repeated="7"/>
          </chart:series>
          <chart:series chart:style-name="ch12" chart:values-cell-range-address="summary_error_n0512.I16:summary_error_n0512.O16" chart:label-cell-address="summary_error_n0512.H16:summary_error_n0512.H16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C</text:p>
                <draw:g>
                  <svg:desc>summary_error_n0512.I11:summary_error_n0512.O11</svg:desc>
                </draw:g>
              </table:table-cell>
              <table:table-cell office:value-type="string">
                <text:p>REXI SPEC M=128</text:p>
              </table:table-cell>
              <table:table-cell office:value-type="string">
                <text:p>REXI SPEC M=256</text:p>
              </table:table-cell>
              <table:table-cell office:value-type="string">
                <text:p>REXI SPEC M=512</text:p>
              </table:table-cell>
              <table:table-cell office:value-type="string">
                <text:p>REXI SPEC M=1024</text:p>
              </table:table-cell>
              <table:table-cell office:value-type="string">
                <text:p>REXI SPEC M=4096</text:p>
              </table:table-cell>
              <table:table-cell office:value-type="string">
                <text:p>REXI SPEC M=16384</text:p>
              </table:table-cell>
            </table:table-row>
          </table:table-header-rows>
          <table:table-rows>
            <table:table-row>
              <table:table-cell office:value-type="string">
                <text:p>16</text:p>
                <draw:g>
                  <svg:desc>summary_error_n0512.H12:summary_error_n0512.H12</svg:desc>
                </draw:g>
              </table:table-cell>
              <table:table-cell office:value-type="float" office:value="0.000934788296372">
                <text:p>0.000934788296372</text:p>
                <draw:g>
                  <svg:desc>summary_error_n0512.I12:summary_error_n0512.O12</svg:desc>
                </draw:g>
              </table:table-cell>
              <table:table-cell office:value-type="float" office:value="0.137954176254">
                <text:p>0.137954176254</text:p>
              </table:table-cell>
              <table:table-cell office:value-type="float" office:value="0.0481813581998">
                <text:p>0.0481813581998</text:p>
              </table:table-cell>
              <table:table-cell office:value-type="float" office:value="0.00622050271043">
                <text:p>0.00622050271043</text:p>
              </table:table-cell>
              <table:table-cell office:value-type="float" office:value="0.000520888299303">
                <text:p>0.000520888299303</text:p>
              </table:table-cell>
              <table:table-cell office:value-type="float" office:value="0.0000287954961438">
                <text:p>0.0000287954961438</text:p>
              </table:table-cell>
              <table:table-cell office:value-type="float" office:value="0.000000634158231967">
                <text:p>0.000000634158231967</text:p>
              </table:table-cell>
            </table:table-row>
            <table:table-row>
              <table:table-cell office:value-type="string">
                <text:p>32</text:p>
                <draw:g>
                  <svg:desc>summary_error_n0512.H13:summary_error_n0512.H13</svg:desc>
                </draw:g>
              </table:table-cell>
              <table:table-cell office:value-type="float" office:value="0.0000649408505397">
                <text:p>0.0000649408505397</text:p>
                <draw:g>
                  <svg:desc>summary_error_n0512.I13:summary_error_n0512.O13</svg:desc>
                </draw:g>
              </table:table-cell>
              <table:table-cell office:value-type="float" office:value="0.137956245198">
                <text:p>0.137956245198</text:p>
              </table:table-cell>
              <table:table-cell office:value-type="float" office:value="0.0481756325169">
                <text:p>0.0481756325169</text:p>
              </table:table-cell>
              <table:table-cell office:value-type="float" office:value="0.00622403249831">
                <text:p>0.00622403249831</text:p>
              </table:table-cell>
              <table:table-cell office:value-type="float" office:value="0.000522412393107">
                <text:p>0.000522412393107</text:p>
              </table:table-cell>
              <table:table-cell office:value-type="float" office:value="0.0000287931123637">
                <text:p>0.0000287931123637</text:p>
              </table:table-cell>
              <table:table-cell office:value-type="float" office:value="0.000000634105457854">
                <text:p>0.000000634105457854</text:p>
              </table:table-cell>
            </table:table-row>
            <table:table-row>
              <table:table-cell office:value-type="string">
                <text:p>64</text:p>
                <draw:g>
                  <svg:desc>summary_error_n0512.H14:summary_error_n0512.H14</svg:desc>
                </draw:g>
              </table:table-cell>
              <table:table-cell office:value-type="float" office:value="0.0000147419481771">
                <text:p>0.0000147419481771</text:p>
                <draw:g>
                  <svg:desc>summary_error_n0512.I14:summary_error_n0512.O14</svg:desc>
                </draw:g>
              </table:table-cell>
              <table:table-cell office:value-type="float" office:value="0.137956797068">
                <text:p>0.137956797068</text:p>
              </table:table-cell>
              <table:table-cell office:value-type="float" office:value="0.0481742046104">
                <text:p>0.0481742046104</text:p>
              </table:table-cell>
              <table:table-cell office:value-type="float" office:value="0.00622492692353">
                <text:p>0.00622492692353</text:p>
              </table:table-cell>
              <table:table-cell office:value-type="float" office:value="0.000523397226515">
                <text:p>0.000523397226515</text:p>
              </table:table-cell>
              <table:table-cell office:value-type="float" office:value="0.0000288835006913">
                <text:p>0.0000288835006913</text:p>
              </table:table-cell>
              <table:table-cell office:value-type="float" office:value="0.000000634092777202">
                <text:p>0.000000634092777202</text:p>
              </table:table-cell>
            </table:table-row>
            <table:table-row>
              <table:table-cell office:value-type="string">
                <text:p>128</text:p>
                <draw:g>
                  <svg:desc>summary_error_n0512.H15:summary_error_n0512.H15</svg:desc>
                </draw:g>
              </table:table-cell>
              <table:table-cell office:value-type="float" office:value="0.00000725690047464">
                <text:p>0.00000725690047464</text:p>
                <draw:g>
                  <svg:desc>summary_error_n0512.I15:summary_error_n0512.O15</svg:desc>
                </draw:g>
              </table:table-cell>
              <table:table-cell office:value-type="float" office:value="0.137956937339">
                <text:p>0.137956937339</text:p>
              </table:table-cell>
              <table:table-cell office:value-type="float" office:value="0.0481738486142">
                <text:p>0.0481738486142</text:p>
              </table:table-cell>
              <table:table-cell office:value-type="float" office:value="0.00622515214764">
                <text:p>0.00622515214764</text:p>
              </table:table-cell>
              <table:table-cell office:value-type="float" office:value="0.000523700274732">
                <text:p>0.000523700274732</text:p>
              </table:table-cell>
              <table:table-cell office:value-type="float" office:value="0.0000296625247271">
                <text:p>0.0000296625247271</text:p>
              </table:table-cell>
              <table:table-cell office:value-type="float" office:value="0.000000634090009292">
                <text:p>0.000000634090009292</text:p>
              </table:table-cell>
            </table:table-row>
            <table:table-row>
              <table:table-cell office:value-type="string">
                <text:p>256</text:p>
                <draw:g>
                  <svg:desc>summary_error_n0512.H16:summary_error_n0512.H16</svg:desc>
                </draw:g>
              </table:table-cell>
              <table:table-cell office:value-type="float" office:value="0.00000355565426267">
                <text:p>0.00000355565426267</text:p>
                <draw:g>
                  <svg:desc>summary_error_n0512.I16:summary_error_n0512.O16</svg:desc>
                </draw:g>
              </table:table-cell>
              <table:table-cell office:value-type="float" office:value="0.137956972557">
                <text:p>0.137956972557</text:p>
              </table:table-cell>
              <table:table-cell office:value-type="float" office:value="0.048173759698">
                <text:p>0.048173759698</text:p>
              </table:table-cell>
              <table:table-cell office:value-type="float" office:value="0.00622520864308">
                <text:p>0.00622520864308</text:p>
              </table:table-cell>
              <table:table-cell office:value-type="float" office:value="0.000523780754762">
                <text:p>0.000523780754762</text:p>
              </table:table-cell>
              <table:table-cell office:value-type="float" office:value="0.0000300381674254">
                <text:p>0.0000300381674254</text:p>
              </table:table-cell>
              <table:table-cell office:value-type="float" office:value="0.000000673617399787">
                <text:p>0.0000006736173997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81898c9f5c0d43f3473ba111d7b351050be2026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